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Типи шаблонів</text:h>
      <text:p text:style-name="Text_20_body">Патерни бувають наступних трьох видів:</text:p>
      <text:list xml:id="list7548937868174557304" text:style-name="L1">
        <text:list-item>
          <text:p text:style-name="P3">Що породжують. </text:p>
        </text:list-item>
        <text:list-item>
          <text:p text:style-name="P3">Структурні. </text:p>
        </text:list-item>
        <text:list-item>
          <text:p text:style-name="P1">Поведінкові. </text:p>
        </text:list-item>
      </text:list>
      <text:p text:style-name="Text_20_body">Якщо говорити простими словами, то це шаблони, які призначені для створення екземпляра об’єкту або групи пов’язаних об’єктів.</text:p>
      <text:p text:style-name="Text_20_body">Вікіпедія <text:a xlink:type="simple" xlink:href="https://ru.wikipedia.org/wiki/Порождающие_шаблоны_проектирования" office:target-frame-name="_blank" xlink:show="new" text:style-name="Internet_20_link" text:visited-style-name="Visited_20_Internet_20_Link">свідчить</text:a>:</text:p>
      <text:p text:style-name="Quotations"><text:span text:style-name="Strong_20_Emphasis">Шаблони, що породжують</text:span> – шаблони проектування, які абстрагують процес інстаціювання. Вони дозволяють зробити систему незалежною від способу створення, композиції і представлення об’єктів. Шаблон, що породжує класи, використовує спадкоємство, щоб змінювати успадковний клас, а шаблон, що породжує об’єкти, делегує інстанціювання іншому об’єкту.</text:p>
      <text:p text:style-name="Text_20_body">Існують наступні шаблони, що породжують :</text:p>
      <text:list xml:id="list8258238519808405109" text:style-name="L2">
        <text:list-item>
          <text:p text:style-name="P4"><text:a xlink:type="simple" xlink:href="https://echo.lviv.ua/dev/5432#11" office:target-frame-name="_blank" xlink:show="new" text:style-name="Internet_20_link" text:visited-style-name="Visited_20_Internet_20_Link">проста фабрика (Simple Factory)</text:a>; </text:p>
        </text:list-item>
        <text:list-item>
          <text:p text:style-name="P4"><text:a xlink:type="simple" xlink:href="https://echo.lviv.ua/dev/5432#12" office:target-frame-name="_blank" xlink:show="new" text:style-name="Internet_20_link" text:visited-style-name="Visited_20_Internet_20_Link">фабричний метод (Factory Method)</text:a>; </text:p>
        </text:list-item>
        <text:list-item>
          <text:p text:style-name="P4"><text:a xlink:type="simple" xlink:href="https://echo.lviv.ua/dev/5432#13" office:target-frame-name="_blank" xlink:show="new" text:style-name="Internet_20_link" text:visited-style-name="Visited_20_Internet_20_Link">абстрактна фабрика (Abstract Factory)</text:a>; </text:p>
        </text:list-item>
        <text:list-item>
          <text:p text:style-name="P4"><text:a xlink:type="simple" xlink:href="https://echo.lviv.ua/dev/5432#14" office:target-frame-name="_blank" xlink:show="new" text:style-name="Internet_20_link" text:visited-style-name="Visited_20_Internet_20_Link">будівельник (Builder)</text:a>; </text:p>
        </text:list-item>
        <text:list-item>
          <text:p text:style-name="P4"><text:a xlink:type="simple" xlink:href="https://echo.lviv.ua/dev/5432#15" office:target-frame-name="_blank" xlink:show="new" text:style-name="Internet_20_link" text:visited-style-name="Visited_20_Internet_20_Link">прототип (Prototype)</text:a>; </text:p>
        </text:list-item>
        <text:list-item>
          <text:p text:style-name="P2"><text:a xlink:type="simple" xlink:href="https://echo.lviv.ua/dev/5432#16" office:target-frame-name="_blank" xlink:show="new" text:style-name="Internet_20_link" text:visited-style-name="Visited_20_Internet_20_Link">одинак (Singleton)</text:a>. </text:p>
        </text:list-item>
      </text:list>
      <text:h text:style-name="Heading_20_2" text:outline-level="2"><text:bookmark text:name=" 11"/>Проста фабрика (Simple Factory)</text:h>
      <text:p text:style-name="Text_20_body">Вікіпедія <text:a xlink:type="simple" xlink:href="https://en.wikipedia.org/wiki/Factory_(object-oriented_programming)" office:target-frame-name="_blank" xlink:show="new" text:style-name="Internet_20_link" text:visited-style-name="Visited_20_Internet_20_Link">свідчить</text:a>:</text:p>
      <text:p text:style-name="Quotations">У об’єктно-орієнтованому програмуванні (ООП), <text:span text:style-name="Strong_20_Emphasis">фабрика</text:span> – це об’єкт для створення інших об’єктів. Формально фабрика – це функція або метод, який повертає об’єкти прототипу, що змінюється, або класу з деякого виклику методу, який вважається “новим”.</text:p>
      <text:p text:style-name="Text_20_body"><text:span text:style-name="Strong_20_Emphasis">Приклад з життя: </text:span>Уявіть, що вам потрібно побудувати будинок, і вам потрібні двері. Було б безглузде кожного разу, коли вам потрібні двері, одягати вашу столярну форму і починати робити двері. Замість цього ви робите її на фабриці.</text:p>
      <text:p text:style-name="Text_20_body"><text:span text:style-name="Strong_20_Emphasis">Простими словами: </text:span>Проста фабрика генерує екземпляр для клієнта, не розкриваючи ніякої логіки.</text:p>
      <text:p text:style-name="Text_20_body">Перейдемо до коду. У нас є інтерфейс <text:span text:style-name="Source_20_Text">Door</text:span> і його реалізація:</text:p>
      <text:p text:style-name="Preformatted_20_Text"><text:span text:style-name="Source_20_Text">interface Door{ public function getWidth (): float; public function getHeight (): float;}class WoodenDoor implements Door{ protected $width; protected $height; public function __construct (float $width, float $height) { $this -&gt;width = $width; $this -&gt;height = $height; } public function getWidth (): float { return $this -&gt;width; }</text:span></text:p>
      <text:p text:style-name="P5"><text:span text:style-name="Source_20_Text">public function getHeight (): float { return $this -&gt;height; }}</text:span></text:p>
      <text:p text:style-name="Text_20_body"><text:soft-page-break/>Потім у нас є наша <text:span text:style-name="Source_20_Text">DoorFactory</text:span>, яка робить двері і повертає її:</text:p>
      <text:p text:style-name="P5"><text:span text:style-name="Source_20_Text">class DoorFactory{ public static function makeDoor ($width, $height): Door { return new WoodenDoor ($width, $height); }}</text:span></text:p>
      <text:p text:style-name="Text_20_body">І потім ми можемо використати усе це:</text:p>
      <text:p text:style-name="P5"><text:span text:style-name="Source_20_Text">$door = DoorFactory::makeDoor(100, 200);echo 'Width: '. $door -&gt;getWidth ();echo 'Height: '. $door -&gt;getHeight ();</text:span></text:p>
      <text:p text:style-name="Text_20_body"><text:span text:style-name="Strong_20_Emphasis">Коли використати:</text:span> Коли створення об’єкту – це не просто декілька привласнень, а якась логіка, тоді має сенс створити окрему фабрику замість повторення одного і того ж коду всюди.</text:p>
      <text:p text:style-name="Text_20_body"><text:a xlink:type="simple" xlink:href="https://github.com/iluwatar/java-design-patterns/tree/master/factory-kit" office:target-frame-name="_blank" xlink:show="new" text:style-name="Internet_20_link" text:visited-style-name="Visited_20_Internet_20_Link">Приклад</text:a> на Java.</text:p>
      <text:h text:style-name="Heading_20_2" text:outline-level="2">Фабричний метод (Fabric Method)</text:h>
      <text:p text:style-name="Text_20_body">Вікіпедія <text:a xlink:type="simple" xlink:href="https://ru.wikipedia.org/wiki/Фабричный_метод_(шаблон_проектирования)" office:target-frame-name="_blank" xlink:show="new" text:style-name="Internet_20_link" text:visited-style-name="Visited_20_Internet_20_Link">свідчить</text:a>:</text:p>
      <text:p text:style-name="Quotations"><text:span text:style-name="Strong_20_Emphasis">Фабричний метод</text:span> – шаблон проектування, що породжує, надає підкласам інтерфейс для створення екземплярів деякого класу. У момент створення спадкоємці можуть визначити, який клас створювати. Іншими словами, цей шаблон делегує створення об’єктів спадкоємцям батьківського класу. Це дозволяє використати в коді програми не специфічні класи, а маніпулювати абстрактними об’єктами на більш високому рівні.</text:p>
      <text:p text:style-name="Text_20_body"><text:span text:style-name="Strong_20_Emphasis">Приклад з життя: </text:span>Розглянемо приклад з менеджером по найму. Неможливо одній людині провести співбесіди з усіма кандидатами на усі вакансії. Залежно від вакансії він повинен розподілити етапи співбесіди між різними людьми.</text:p>
      <text:p text:style-name="Text_20_body"><text:span text:style-name="Strong_20_Emphasis">Простими словами: </text:span>Менеджер надає спосіб делегування логіки створення екземпляра дочірнім класам.</text:p>
      <text:p text:style-name="Text_20_body">Перейдемо до коду. Розглянемо наведений вище приклад про HR- менеджера. Спочатку у нас є інтерфейс <text:span text:style-name="Source_20_Text">Interviewer</text:span> і декілька реалізацій для нього:</text:p>
      <text:p text:style-name="P5"><text:span text:style-name="Source_20_Text">interface Interviewer{ public function askQuestions ();}class Developer implements Interviewer{ public function askQuestions (){ echo 'Запитує про шаблони проектування!'; }}class CommunityExecutive implements Interviewer{ public function askQuestions (){ echo 'Запитує про роботу із співтовариством'; }}</text:span></text:p>
      <text:p text:style-name="Text_20_body">Тепер створимо нашого <text:span text:style-name="Source_20_Text">HiringManager</text:span>:</text:p>
      <text:p text:style-name="Preformatted_20_Text"><text:span text:style-name="Source_20_Text">abstract class HiringManager{ // Фабричний метод abstract public function makeInterviewer (): Interviewer; public function takeInterview (){ $interviewer = $this -&gt;makeInterviewer ();</text:span></text:p>
      <text:p text:style-name="P5"><text:span text:style-name="Source_20_Text">$interviewer -&gt;askQuestions (); }}</text:span></text:p>
      <text:p text:style-name="Text_20_body">І тепер будь-який дочірній клас може розширювати його і надавати необхідного інтерв’юера:</text:p>
      <text:p text:style-name="P5"><text:span text:style-name="Source_20_Text">class DevelopmentManager extends HiringManager{ public function makeInterviewer (): Interviewer { return new Developer (); }}class MarketingManager extends HiringManager{ public function makeInterviewer (): Interviewer { return new CommunityExecutive (); }}</text:span></text:p>
      <text:p text:style-name="Text_20_body"><text:soft-page-break/>Приклад використання :</text:p>
      <text:p text:style-name="P5"><text:span text:style-name="Source_20_Text">$devManager = new DevelopmentManager ();$devManager -&gt;takeInterview (); // Висновок: Запитує про шаблони проектування!$marketingManager = new MarketingManager ();$marketingManager -&gt;takeInterview (); // Висновок: Запитує про роботу із співтовариством</text:span></text:p>
      <text:p text:style-name="Text_20_body"><text:span text:style-name="Strong_20_Emphasis">Коли використати:</text:span> Корисний, коли є деяка загальна обробка в класі, але необхідний підклас динамічно визначається під час виконання. Іншими словами, коли клієнт не знає, який саме підклас йому може знадобитися. <text:bookmark text:name=" 13"/></text:p>
      <text:p text:style-name="Text_20_body">Приклади на <text:a xlink:type="simple" xlink:href="https://github.com/iluwatar/java-design-patterns/tree/master/factory-method" office:target-frame-name="_blank" xlink:show="new" text:style-name="Internet_20_link" text:visited-style-name="Visited_20_Internet_20_Link">Java</text:a> і <text:a xlink:type="simple" xlink:href="https://github.com/faif/python-patterns/blob/master/creational/factory_method.py" office:target-frame-name="_blank" xlink:show="new" text:style-name="Internet_20_link" text:visited-style-name="Visited_20_Internet_20_Link">Python</text:a>.</text:p>
      <text:h text:style-name="Heading_20_2" text:outline-level="2">Абстрактна фабрика (Abstract Factory)</text:h>
      <text:p text:style-name="Text_20_body">Вікіпедія <text:a xlink:type="simple" xlink:href="https://ru.wikipedia.org/wiki/Абстрактная_фабрика_(шаблон_проектирования)" office:target-frame-name="_blank" xlink:show="new" text:style-name="Internet_20_link" text:visited-style-name="Visited_20_Internet_20_Link">свідчить</text:a>:</text:p>
      <text:p text:style-name="Quotations"><text:span text:style-name="T1">Абстрактна фабрика</text:span> – паттерн проектування, що породжує, надає інтерфейс для створення сімейств взаємозв’язаних або взаємозалежних об’єктів, не специфікуючи їх конкретних класів. Шаблон реалізується створенням абстрактного класу Factory, який є інтерфейсом для створення компонентів системи (наприклад, для віконного інтерфейсу він може створювати вікна і кнопки). Потім пишуться класи, що реалізовують цей інтерфейс.</text:p>
      <text:p text:style-name="Text_20_body"><text:span text:style-name="Strong_20_Emphasis">Приклад з життя: </text:span>Розширимо наш приклад про двері з простої фабрики. Залежно від ваших потреб вам знадобляться дерев’яні двері з одного магазину, залізні двері – з іншого або пластикова – з третього. Крім того, вам знадобиться відповідний фахівець: столяр для дерев’яних дверей, зварювальник для залізних дверей і так далі. Як ви можете помітити, тут є залежність між дверима.</text:p>
      <text:p text:style-name="Text_20_body"><text:span text:style-name="Strong_20_Emphasis">Простими словами: </text:span>Фабрика фабрик. Фабрика, яка групує індивідуальні, але пов’язані/залежні фабрики без вказівки їх конкретних класів.</text:p>
      <text:p text:style-name="Text_20_body">Звернемося до коду. Використовуємо приклад про двері. Спочатку у нас є інтерфейс <text:span text:style-name="Source_20_Text">Door</text:span> і декілька його реалізацій:</text:p>
      <text:p text:style-name="Preformatted_20_Text"><text:span text:style-name="Source_20_Text">interface Door{ public function getDescription ();}class WoodenDoor implements Door{ public function getDescription (){</text:span></text:p>
      <text:p text:style-name="P5"><text:span text:style-name="Source_20_Text">echo 'Я дерев'яні двері'; }}class IronDoor implements Door{ public function getDescription (){ echo 'Я залізні двері'; }}</text:span></text:p>
      <text:p text:style-name="Text_20_body">Потім у нас є декілька <text:span text:style-name="Source_20_Text">DoorFittingExpert</text:span> для кожного типу дверей :</text:p>
      <text:p text:style-name="P5"><text:span text:style-name="Source_20_Text">interface DoorFittingExpert{ public function getDescription ();}class Welder implements DoorFittingExpert{ public function getDescription (){ echo 'Я працюю тільки із залізними дверима'; }}class Carpenter implements DoorFittingExpert{ public function getDescription (){ echo 'Я працюю тільки з дерев'яними дверима'; }}</text:span></text:p>
      <text:p text:style-name="Text_20_body">Тепер у нас є <text:span text:style-name="Source_20_Text">DoorFactory</text:span>, яка дозволить нам створити сімейство пов’язаних об’єктів. Тобто фабрика дерев’яних дверей надасть нам дерев’яні двері і експерта по дерев’яних дверях. Аналогічно для залізних дверей:</text:p>
      <text:p text:style-name="Preformatted_20_Text"><text:span text:style-name="Source_20_Text">interface DoorFactory{ public function makeDoor (): Door; public function makeFittingExpert (): DoorFittingExpert;}// Дерев'яна фабрика поверне дерев'яні </text:span><text:soft-page-break/><text:span text:style-name="Source_20_Text">двері і столяраclass WoodenDoorFactory implements DoorFactory{ public function makeDoor (): Door { return new WoodenDoor (); } public function makeFittingExpert (): DoorFittingExpert { return new Carpenter (); }}// Залізна фабрика поверне залізні двері і сварщикаclass IronDoorFactory implements DoorFactory{ public function makeDoor (): Door { return new IronDoor (); }</text:span></text:p>
      <text:p text:style-name="P5"><text:span text:style-name="Source_20_Text">public function makeFittingExpert (): DoorFittingExpert { return new Welder (); }}</text:span></text:p>
      <text:p text:style-name="Text_20_body">Приклад використання :</text:p>
      <text:p text:style-name="P5"><text:span text:style-name="Source_20_Text">$woodenFactory = new WoodenDoorFactory ();$door = $woodenFactory -&gt;makeDoor ();$expert = $woodenFactory -&gt;makeFittingExpert ();$door -&gt;getDescription (); // Висновок: Я дерев'яні двері$expert -&gt;getDescription (); // Висновок: Я працюю тільки з дерев'яними дверима// Аналогічно для залізних дверей$ironFactory = new IronDoorFactory ();$door = $ironFactory -&gt;makeDoor ();$expert = $ironFactory -&gt;makeFittingExpert ();$door -&gt;getDescription (); // Висновок: Я залізні двері$expert -&gt;getDescription (); // Висновок: Я працюю тільки із залізними дверима</text:span></text:p>
      <text:p text:style-name="Text_20_body">Як ви можете помітити, фабрика дерев’яних дверей інкапсулює столяра і дерев’яні двері, а фабрика залізних дверей інкапсулює залізні двері і зварювальника. Це дозволило нам переконатися, що для кожних дверей ми отримаємо потрібного нам експерта.</text:p>
      <text:p text:style-name="Text_20_body"><text:span text:style-name="Strong_20_Emphasis">Коли використати:</text:span> Коли є взаємозв’язані залежності з не дуже простою логікою створення. <text:bookmark text:name=" 14"/></text:p>
      <text:p text:style-name="Text_20_body">Приклади на <text:a xlink:type="simple" xlink:href="https://github.com/iluwatar/java-design-patterns/tree/master/abstract-factory" office:target-frame-name="_blank" xlink:show="new" text:style-name="Internet_20_link" text:visited-style-name="Visited_20_Internet_20_Link">Java</text:a> і <text:a xlink:type="simple" xlink:href="https://github.com/faif/python-patterns/blob/master/creational/abstract_factory.py" office:target-frame-name="_blank" xlink:show="new" text:style-name="Internet_20_link" text:visited-style-name="Visited_20_Internet_20_Link">Python</text:a>.</text:p>
      <text:h text:style-name="Heading_20_2" text:outline-level="2">Будівельник (Builder)</text:h>
      <text:p text:style-name="Text_20_body">Вікіпедія <text:a xlink:type="simple" xlink:href="https://ru.wikipedia.org/wiki/Строитель_(шаблон_проектирования)" office:target-frame-name="_blank" xlink:show="new" text:style-name="Internet_20_link" text:visited-style-name="Visited_20_Internet_20_Link">свідчить</text:a>:</text:p>
      <text:p text:style-name="Quotations"><text:span text:style-name="Strong_20_Emphasis">Будівельник</text:span> – шаблон проектування, що породжує, який надає спосіб створення складеного об’єкту. Призначений для вирішення проблеми антипатерну “Телескопічний конструктор”.</text:p>
      <text:p text:style-name="Text_20_body"><text:span text:style-name="Strong_20_Emphasis">Приклад з життя: </text:span>Уявіть, що ви прийшли в McDonalds і замовили конкретний продукт, наприклад, Бігмак, і вам готують його без зайвих питань. Це приклад простої фабрики. Але є випадки, коли логіка створення може включати більше кроків. Наприклад, ви хочете індивідуальний сендвіч в Subway: у вас є декілька варіантів того, як він буде зроблений. Який хліб ви хочете? Які соуси використати? Який сир? У таких випадках на допомогу приходить шаблон ” Будівельник”.</text:p>
      <text:p text:style-name="Text_20_body"><text:span text:style-name="Strong_20_Emphasis">Простими словами: </text:span>Шаблон дозволяє вам створювати різні види об’єкту, уникаючи засмічення конструктора. Він корисний, коли може бути декілька видів об’єкту або коли потрібна безліч кроків, пов’язаних з його створенням.</text:p>
      <text:p text:style-name="Text_20_body">Давайте я покажу на прикладі, що таке “Телескопічний конструктор”. Колись ми усі бачили конструктор на зразок такого:</text:p>
      <text:p text:style-name="P5"><text:span text:style-name="Source_20_Text">public function __construct ($size, $cheese = true, $pepperoni = true, $tomato = false, $lettuce = true){}</text:span></text:p>
      <text:p text:style-name="Text_20_body">Як ви можете помітити, кількість параметрів конструктора може різко збільшитися, і стане складно розуміти розташування параметрів. Крім того, цей список параметрів <text:soft-page-break/>продовжуватиме рости, якщо ви захочете додати нові варіанти. Це і є “Телескопічний конструктор”.</text:p>
      <text:p text:style-name="Text_20_body">Перейдемо приміром в коді. Адекватною альтернативою буде використання шаблону ” Будівельник”. Спочатку у нас є <text:span text:style-name="Source_20_Text">Burger</text:span>, який ми хочемо створити:</text:p>
      <text:p text:style-name="Preformatted_20_Text"><text:span text:style-name="Source_20_Text">class Burger{ protected $size; protected $cheese = false; protected $pepperoni = false; protected $lettuce = false; protected $tomato = false; public function __construct (BurgerBuilder $builder) {</text:span></text:p>
      <text:p text:style-name="P5"><text:span text:style-name="Source_20_Text">$this -&gt;size = $builder -&gt;size; $this -&gt;cheese = $builder -&gt;cheese; $this -&gt;pepperoni = $builder -&gt;pepperoni; $this -&gt;lettuce = $builder -&gt;lettuce; $this -&gt;tomato = $builder -&gt;tomato; }}</text:span></text:p>
      <text:p text:style-name="Text_20_body">Потім ми беремо ” Будівельника”:</text:p>
      <text:p text:style-name="Preformatted_20_Text"><text:span text:style-name="Source_20_Text">class BurgerBuilder{ public $size; public $cheese = false; public $pepperoni = false; public $lettuce = false; public $tomato = false; public function __construct (int $size) { $this -&gt;size = $size; } public function addPepperoni (){ $this -&gt;pepperoni = true; return $this; } public function addLettuce (){ $this -&gt;lettuce = true; return $this; } public function addCheese (){ $this -&gt;cheese = true; return $this; } public function addTomato()</text:span></text:p>
      <text:p text:style-name="P5"><text:span text:style-name="Source_20_Text">{ $this -&gt;tomato = true; return $this; } public function build (): Burger { return new Burger ($this); }}</text:span></text:p>
      <text:p text:style-name="Text_20_body">Приклад використання :</text:p>
      <text:p text:style-name="P5"><text:span text:style-name="Source_20_Text">$burger = <text:s/>(new BurgerBuilder (14)) -&gt;addPepperoni () -&gt;addLettuce () -&gt;addTomato () -&gt;build ();</text:span></text:p>
      <text:p text:style-name="Text_20_body"><text:span text:style-name="Strong_20_Emphasis">Коли використати:</text:span> Коли може бути декілька видів об’єкту і потрібно уникнути “телескопічного конструктора”. Головна відмінність від ” фабрики” – це те, що вона використовується, коли створення займає один крок, а ” будівельник” застосовується при безлічі кроків. <text:bookmark text:name=" 15"/></text:p>
      <text:p text:style-name="Text_20_body">Приклади на <text:a xlink:type="simple" xlink:href="https://github.com/iluwatar/java-design-patterns/tree/master/builder" office:target-frame-name="_blank" xlink:show="new" text:style-name="Internet_20_link" text:visited-style-name="Visited_20_Internet_20_Link">Java</text:a> і <text:a xlink:type="simple" xlink:href="https://github.com/faif/python-patterns/blob/master/creational/builder.py" office:target-frame-name="_blank" xlink:show="new" text:style-name="Internet_20_link" text:visited-style-name="Visited_20_Internet_20_Link">Python</text:a>.</text:p>
      <text:h text:style-name="Heading_20_2" text:outline-level="2">Прототип (Prototype)</text:h>
      <text:p text:style-name="Text_20_body">Вікіпедія <text:a xlink:type="simple" xlink:href="https://ru.wikipedia.org/wiki/Прототип_(шаблон_проектирования)" office:target-frame-name="_blank" xlink:show="new" text:style-name="Internet_20_link" text:visited-style-name="Visited_20_Internet_20_Link">свідчить</text:a>:</text:p>
      <text:p text:style-name="Quotations">Задає види створюваних об’єктів за допомогою екземпляра-прототипу і створює нові об’єкти шляхом копіювання цього прототипу. Він дозволяє піти від реалізації і дозволяє наслідувати принцип “програмування через інтерфейси”. В якості повертаючого типу вказується інтерфейс / абстрактний клас на вершині ієрархії, а класи-спадкоємці можуть підставити туди спадкоємця, що реалізовує цей тип.</text:p>
      <text:p text:style-name="Text_20_body"><text:span text:style-name="Strong_20_Emphasis">Приклад з життя: </text:span>Пам’ятайте Доллі? Овечка, яка була клонована. Не поглиблюватимемося, головне – це те, що тут все обертається навколо клонування.</text:p>
      <text:p text:style-name="Text_20_body"><text:span text:style-name="Strong_20_Emphasis">Простими словами: </text:span>Прототип створює об’єкт, грунтований на існуючому об’єкті за допомогою клонування.</text:p>
      <text:p text:style-name="Text_20_body">Тобто він дозволяє вам створювати копію існуючого об’єкту і модернізувати його згідно з вашими потребами, замість того, щоб створювати об’єкт наново.</text:p>
      <text:p text:style-name="Text_20_body">Звернемося до коду. У PHP це може бути легко реалізовано з використанням <text:span text:style-name="Source_20_Text">clone</text:span>:</text:p>
      <text:p text:style-name="P5"><text:soft-page-break/><text:span text:style-name="Source_20_Text">class Sheep{ protected $name; protected $category; public function __construct (string $name, string $category = 'Гірська овечка') { $this -&gt;name = $name; $this -&gt;category = $category; } public function setName (string $name) { $this -&gt;name = $name; } public function getName (){ return $this -&gt;name; } public function setCategory (string $category) { $this -&gt;category = $category; } public function getCategory (){ return $this -&gt;category; }}</text:span></text:p>
      <text:p text:style-name="Text_20_body">Потім він може бути клонований таким чином:</text:p>
      <text:p text:style-name="Preformatted_20_Text"><text:span text:style-name="Source_20_Text">$original = new Sheep ('Джолли');echo $original -&gt;getName (); // Джолли</text:span></text:p>
      <text:p text:style-name="P5"><text:span text:style-name="Source_20_Text">echo $original -&gt;getCategory (); // Гірська овечка// Клонуємо і модифікуємо то що треба$cloned = clone $original;$cloned -&gt;setName ('Доллі');echo $cloned -&gt;getName (); // Доллиecho $cloned -&gt;getCategory (); // Гірська овечка</text:span></text:p>
      <text:p text:style-name="Text_20_body">Також ви можете використати чарівний метод <text:span text:style-name="Source_20_Text">__clone</text:span> для зміни клонуючої поведінки.</text:p>
      <text:p text:style-name="Text_20_body"><text:span text:style-name="Strong_20_Emphasis">Коли використати:</text:span> Коли потрібний об’єкт, схожий на існуючий об’єкт, або коли створення буде дорожче за клонування. <text:bookmark text:name=" 16"/></text:p>
      <text:p text:style-name="Text_20_body">Приклади на <text:a xlink:type="simple" xlink:href="https://github.com/iluwatar/java-design-patterns/tree/master/prototype" office:target-frame-name="_blank" xlink:show="new" text:style-name="Internet_20_link" text:visited-style-name="Visited_20_Internet_20_Link">Java</text:a> і <text:a xlink:type="simple" xlink:href="https://github.com/faif/python-patterns/blob/master/creational/prototype.py" office:target-frame-name="_blank" xlink:show="new" text:style-name="Internet_20_link" text:visited-style-name="Visited_20_Internet_20_Link">Python</text:a>.</text:p>
      <text:h text:style-name="Heading_20_2" text:outline-level="2">Одинак (Singleton)</text:h>
      <text:p text:style-name="Text_20_body">Вікіпедія <text:a xlink:type="simple" xlink:href="https://ru.wikipedia.org/wiki/Одиночка_(шаблон_проектирования)" office:target-frame-name="_blank" xlink:show="new" text:style-name="Internet_20_link" text:visited-style-name="Visited_20_Internet_20_Link">свідчить</text:a>:</text:p>
      <text:p text:style-name="Quotations"><text:span text:style-name="Strong_20_Emphasis">Одинак</text:span> – шаблон проектування, що породжує, гарантує, що в однопроцессном застосуванні буде єдиний екземпляр деякого класу, і що надає глобальну точку доступу до цього екземпляра.</text:p>
      <text:p text:style-name="Text_20_body"><text:span text:style-name="Strong_20_Emphasis">Приклад з життя: </text:span>У країні одночасно може бути тільки один президент. Один і той же президент повинен діяти, коли того вимагають обставини. Президент тут є одинаком.</text:p>
      <text:p text:style-name="Text_20_body"><text:span text:style-name="Strong_20_Emphasis">Простими словами: </text:span>Забезпечує той факт, що створюваний об’єкт є єдиним об’єктом свого класу.</text:p>
      <text:p text:style-name="Text_20_body">Взагалі шаблон одинак визнаний <text:span text:style-name="Emphasis">антипатерном</text:span>, необхідно уникати його надмірного використання. Він необов’язково поганий і може мати корисні застосування, але використати його потрібно з обережністю, тому що він вводить глобальний стан у ваше застосування і його зміну в одному місці може вплинути на інші частини додатка, що викличе труднощі при відладці. Інший мінус – це те, що він робить ваш код пов’язаним.</text:p>
      <text:p text:style-name="Text_20_body">Перейдемо до коду. Щоб створити одинака, зробіть конструктор приватним, відключіть клонування і розширення і створіть статичну змінну для зберігання екземпляра :</text:p>
      <text:p text:style-name="Preformatted_20_Text"><text:span text:style-name="Source_20_Text">final class President{ private static $instance; private function __construct()</text:span></text:p>
      <text:p text:style-name="P5"><text:span text:style-name="Source_20_Text">{ // Ховаємо конструктор } public static function getInstance (): President { if (!self::$instance) { self::$instance = new self (); } return self::$instance; } private function __clone (){ // Відключаємо клонування } private function __wakeup (){ // Відключаємо десериализацию }}</text:span></text:p>
      <text:p text:style-name="Text_20_body">Приклад використання :</text:p>
      <text:p text:style-name="P5"><text:span text:style-name="Source_20_Text">$president1 = President::getInstance();$president2 = President::getInstance();var_dump($president1 === $president2); // true</text:span></text:p>
      <text:p text:style-name="Text_20_body">Приклад на <text:a xlink:type="simple" xlink:href="https://github.com/iluwatar/java-design-patterns/tree/master/singleton" office:target-frame-name="_blank" xlink:show="new" text:style-name="Internet_20_link" text:visited-style-name="Visited_20_Internet_20_Link">Java</text:a>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2:28:39.915099671</meta:creation-date>
    <dc:date>2020-11-14T12:29:30.239745215</dc:date>
    <meta:editing-duration>PT52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7" meta:paragraph-count="107" meta:word-count="1947" meta:character-count="14525" meta:non-whitespace-character-count="12667"/>
  </office:meta>
</office:document-meta>
</file>